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7.17020833333333cm"/>
    </style:style>
    <style:style style:name="co2" style:family="table-column">
      <style:table-column-properties fo:break-before="auto" style:column-width="8.83708333333333cm"/>
    </style:style>
    <style:style style:name="co3" style:family="table-column">
      <style:table-column-properties fo:break-before="auto" style:column-width="10.345208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What went well</text:p>
          </table:table-cell>
          <table:table-cell office:value-type="string" table:style-name="ce2">
            <text:p>What went poorly</text:p>
          </table:table-cell>
          <table:table-cell office:value-type="string" table:style-name="ce2">
            <text:p>Ways to improv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Бяхме номер 1!</text:p>
          </table:table-cell>
          <table:table-cell office:value-type="string" table:style-name="ce1">
            <text:p>Разпределение на времето</text:p>
          </table:table-cell>
          <table:table-cell office:value-type="string" table:style-name="ce1">
            <text:p>Разпределение на времето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Научихме нови неща</text:p>
          </table:table-cell>
          <table:table-cell office:value-type="string" table:style-name="ce1">
            <text:p>Разпределение на задачите</text:p>
          </table:table-cell>
          <table:table-cell office:value-type="string" table:style-name="ce1">
            <text:p>Разпределение на задачите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Подобрихме комуникацията</text:p>
          </table:table-cell>
          <table:table-cell office:value-type="string" table:style-name="ce1">
            <text:p>Липсва ни опит в програмирането в отбор</text:p>
          </table:table-cell>
          <table:table-cell office:value-type="string" table:style-name="ce1">
            <text:p>Липсата на опит в отборна девелоп работа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Използвахме активно трело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Завършен продукт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Фокусирахме се както върху продукта, така и върху отборната работа</text:p>
          </table:table-cell>
          <table:table-cell table:number-columns-repeated="16383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Windows User</meta:initial-creator>
    <dc:creator>Windows User</dc:creator>
    <meta:creation-date>2017-10-25T09:32:18Z</meta:creation-date>
    <dc:date>2017-10-25T12:10:04Z</dc:date>
  </office:meta>
</office:document-meta>
</file>